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88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61.51mm"/>
    </style:style>
    <style:style style:name="co11" style:family="table-column">
      <style:table-column-properties fo:break-before="auto" style:column-width="43.32mm"/>
    </style:style>
    <style:style style:name="co12" style:family="table-column">
      <style:table-column-properties fo:break-before="auto" style:column-width="42.67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36.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2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/>
      <style:text-properties fo:color="#00000a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a" style:font-name="Liberation Serif" fo:font-size="11pt" fo:font-weight="normal" style:font-name-asian="Times New Roman1" style:language-asian="ar" style:country-asian="SA" style:font-weight-asian="normal" style:font-name-complex="DejaVu Sans" style:font-size-complex="6.80000019073486pt" style:language-complex="none" style:country-complex="none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justify"/>
      <style:text-properties fo:color="#00000a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A$1:$lista.$A$3])" table:allow-empty-cell="false" table:display-list="sort-ascending" table:base-cell-address="requisitos.B2">
          <table:error-message table:message-type="stop" table:display="true"/>
        </table:content-validation>
      </table:content-validations>
      <table:table table:name="requisito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9" table:default-cell-style-name="ce11"/>
        <table:table-column table:style-name="co15" table:default-cell-style-name="ce7"/>
        <table:table-row table:style-name="ro1">
          <table:table-cell office:value-type="string" calcext:value-type="string">
            <text:p>N° Requisi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ódulo</text:p>
          </table:table-cell>
          <table:table-cell office:value-type="string" calcext:value-type="string">
            <text:p>Prioridade</text:p>
          </table:table-cell>
          <table:table-cell office:value-type="string" calcext:value-type="string">
            <text:p>data início</text:p>
          </table:table-cell>
          <table:table-cell office:value-type="string" calcext:value-type="string">
            <text:p>previsão término</text:p>
          </table:table-cell>
          <table:table-cell office:value-type="string" calcext:value-type="string">
            <text:p>Prazo (dias)</text:p>
          </table:table-cell>
          <table:table-cell office:value-type="string" calcext:value-type="string">
            <text:p>data términ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Obs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Login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lte.login</text:p>
          </table:table-cell>
          <table:table-cell office:value-type="string" calcext:value-type="string">
            <text:p>LoginControll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ogAcesso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squeci a senha</text:p>
          </table:table-cell>
          <table:table-cell table:style-name="ce7" office:value-type="string" calcext:value-type="string">
            <text:p>Login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lte.password.reset</text:p>
          </table:table-cell>
          <table:table-cell office:value-type="string" calcext:value-type="string">
            <text:p>ResetPasswordController</text:p>
          </table:table-cell>
          <table:table-cell office:value-type="string" calcext:value-type="string">
            <text:p>Reset_passw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Inserção de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istracao.usuarios.create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Listagem de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istracao.usuarios.index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Alteração de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istracao.usuarios.edit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Apagar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istracao.usuarios.destroy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Bloquear/desbloquear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istracao.usuarios.index</text:p>
          </table:table-cell>
          <table:table-cell office:value-type="string" calcext:value-type="string">
            <text:p>UserController (block)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LogBlock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Inserção de tipos de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istracao.papeis.create</text:p>
          </table:table-cell>
          <table:table-cell office:value-type="string" calcext:value-type="string">
            <text:p>Role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Listagem de tipos de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les</text:p>
          </table:table-cell>
          <table:table-cell office:value-type="string" calcext:value-type="string">
            <text:p>administracao.papeis.index</text:p>
          </table:table-cell>
          <table:table-cell office:value-type="string" calcext:value-type="string">
            <text:p>Role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Alteração de tipos de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les</text:p>
          </table:table-cell>
          <table:table-cell office:value-type="string" calcext:value-type="string">
            <text:p>administracao.papeis.edit</text:p>
          </table:table-cell>
          <table:table-cell office:value-type="string" calcext:value-type="string">
            <text:p>Role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Apagar tipos de usuári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les</text:p>
          </table:table-cell>
          <table:table-cell office:value-type="string" calcext:value-type="string">
            <text:p>administracao.papeis.destroy</text:p>
          </table:table-cell>
          <table:table-cell office:value-type="string" calcext:value-type="string">
            <text:p>Role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Criar permissõe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ssions</text:p>
          </table:table-cell>
          <table:table-cell office:value-type="string" calcext:value-type="string">
            <text:p>administracao.permissoes</text:p>
          </table:table-cell>
          <table:table-cell office:value-type="string" calcext:value-type="string">
            <text:p>Permission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string" calcext:value-type="string">
            <text:p>Listar Permissõe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ssions</text:p>
          </table:table-cell>
          <table:table-cell office:value-type="string" calcext:value-type="string">
            <text:p>administracao.permissoes</text:p>
          </table:table-cell>
          <table:table-cell office:value-type="string" calcext:value-type="string">
            <text:p>Permission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string" calcext:value-type="string">
            <text:p>Alterar Permissõe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ssions</text:p>
          </table:table-cell>
          <table:table-cell office:value-type="string" calcext:value-type="string">
            <text:p>administracao.permissoes</text:p>
          </table:table-cell>
          <table:table-cell office:value-type="string" calcext:value-type="string">
            <text:p>Permission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string" calcext:value-type="string">
            <text:p>Apagar Permissõe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ssions</text:p>
          </table:table-cell>
          <table:table-cell office:value-type="string" calcext:value-type="string">
            <text:p>administracao.permissoes</text:p>
          </table:table-cell>
          <table:table-cell office:value-type="string" calcext:value-type="string">
            <text:p>Permission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Atribuir/retirar permissõe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ssions</text:p>
          </table:table-cell>
          <table:table-cell office:value-type="string" calcext:value-type="string">
            <text:p>administracao.permissoes</text:p>
          </table:table-cell>
          <table:table-cell office:value-type="string" calcext:value-type="string">
            <text:p>PermissionController</text:p>
          </table:table-cell>
          <table:table-cell office:value-type="string" calcext:value-type="string">
            <text:p>User, Roles, Permissions</text:p>
          </table:table-cell>
          <table:table-cell office:value-type="string" calcext:value-type="string">
            <text:p>ActivityLog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Listagem de termos de compromisso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ms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lterar para dados do FDB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Listagem de e-mails agendados para envio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Inserção de feriad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iado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Alteração de feriad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iado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Listagem de feriad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iado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Apagar feriados</text:p>
          </table:table-cell>
          <table:table-cell table:style-name="ce7" office:value-type="string" calcext:value-type="string">
            <text:p>Administr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iado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Acompanhamento por e-mail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Relatório de situação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Listagem de resultados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Sindicânci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dicancia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Acompanhamento por e-mail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Relatório de situação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Listagem de julgamentos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FAT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d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Visualização de Réus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Alteração de Réus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Relatório de situação</text:p>
          </table:table-cell>
          <table:table-cell table:style-name="ce7" office:value-type="string" calcext:value-type="string">
            <text:p>Deser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ercao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Visualização de Réus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office:value-type="string" calcext:value-type="string">
            <text:p>Alteração de Réus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Relatório de situação</text:p>
          </table:table-cell>
          <table:table-cell table:style-name="ce7" office:value-type="string" calcext:value-type="string">
            <text:p>APF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FD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Listagem de valores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IT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Acompanhamento por e-mail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office:value-type="string" calcext:value-type="string">
            <text:p>Relatório de situação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Listagem de julgamentos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CJ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J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office:value-type="string" calcext:value-type="string">
            <text:p>Acompanhamento por e-mail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office:value-type="string" calcext:value-type="string">
            <text:p>Relatório de situação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office:value-type="string" calcext:value-type="string">
            <text:p>Listagem de julgamentos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C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Acompanhamento por e-mail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7" office:value-type="string" calcext:value-type="string">
            <text:p>Relatório de situação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7" office:value-type="string" calcext:value-type="string">
            <text:p>Listagem de julgamentos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ADL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L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IS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O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PA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PA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PA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PA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7" office:value-type="string" calcext:value-type="string">
            <text:p>Sobrestamento</text:p>
          </table:table-cell>
          <table:table-cell table:style-name="ce7" office:value-type="string" calcext:value-type="string">
            <text:p>PA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PAD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Exclu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Exclu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Exclu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Exclu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9" office:value-type="string" calcext:value-type="string">
            <text:p>Backup de dados pessoais dos Militares Excluídos</text:p>
          </table:table-cell>
          <table:table-cell table:style-name="ce7" office:value-type="string" calcext:value-type="string">
            <text:p>Exclu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Recur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Recur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Recur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Recur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ao</text:p>
          </table:table-cell>
          <table:table-cell table:number-columns-repeated="1015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Listagem de resultados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proc. outr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cOutros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Mortos e feri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tosFeridos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Mortos e feri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tosFeridos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Mortos e feri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tosFeridos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Mortos e feri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tosFeridos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Óbitos e les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itosLesoes</text:p>
          </table:table-cell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Óbitos e les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itosLesoes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Óbitos e les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itosLesoes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Óbitos e les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itosLesoes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Armas apreend.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mas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Armas apreend.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mas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Armas apreend.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mas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Armas apreend.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mas</text:p>
          </table:table-cell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Pre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os</text:p>
          </table:table-cell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Pre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os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Pre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os</text:p>
          </table:table-cell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Pres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os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7" office:value-type="string" calcext:value-type="string">
            <text:p>Inserção correição 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7" office:value-type="string" calcext:value-type="string">
            <text:p>Alteração correição 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7" office:value-type="string" calcext:value-type="string">
            <text:p>Apagar correição 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Listagem correição 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7" office:value-type="string" calcext:value-type="string">
            <text:p>Inserção correição extra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7" office:value-type="string" calcext:value-type="string">
            <text:p>Alteração correição extra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7" office:value-type="string" calcext:value-type="string">
            <text:p>Apagar correição extra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7" office:value-type="string" calcext:value-type="string">
            <text:p>Listagem correição extraordinária</text:p>
          </table:table-cell>
          <table:table-cell table:style-name="ce7" office:value-type="string" calcext:value-type="string">
            <text:p>Correiçõe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reicao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7" office:value-type="string" calcext:value-type="string">
            <text:p>Relação de afastados</text:p>
          </table:table-cell>
          <table:table-cell table:style-name="ce7" office:value-type="string" calcext:value-type="string">
            <text:p>Env. Relatório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7" office:value-type="string" calcext:value-type="string">
            <text:p>Relação de presos</text:p>
          </table:table-cell>
          <table:table-cell table:style-name="ce7" office:value-type="string" calcext:value-type="string">
            <text:p>Env. Relatório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7" office:value-type="string" calcext:value-type="string">
            <text:p>Enviar e-mail como lembrete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7" office:value-type="string" calcext:value-type="string">
            <text:p>Listagem e-mail como lembrete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7" office:value-type="string" calcext:value-type="string">
            <text:p>Inserção Notas COGER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Coger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7" office:value-type="string" calcext:value-type="string">
            <text:p>Alteração Notas COGER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Coger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7" office:value-type="string" calcext:value-type="string">
            <text:p>Apagar Notas COGER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Coger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7" office:value-type="string" calcext:value-type="string">
            <text:p>Listagem Notas COGER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aCoger</text:p>
          </table:table-cell>
          <table:table-cell table:number-columns-repeated="1015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cao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cao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cao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cao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7" office:value-type="string" calcext:value-type="string">
            <text:p>Inserção de apresentação massificada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cao</text:p>
          </table:table-cell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7" office:value-type="string" calcext:value-type="string">
            <text:p>Inserção de locais de apresentação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is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7" office:value-type="string" calcext:value-type="string">
            <text:p>Alteração de locais de apresentação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is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7" office:value-type="string" calcext:value-type="string">
            <text:p>Apagar locais de apresentação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is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7" office:value-type="string" calcext:value-type="string">
            <text:p>Listagem de <text:s/>locais de apresentação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is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7" office:value-type="string" calcext:value-type="string">
            <text:p>Gerar memorandos de apresentação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resentacao</text:p>
          </table:table-cell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7" office:value-type="string" calcext:value-type="string">
            <text:p>Inserção de dados das unidades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dades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7" office:value-type="string" calcext:value-type="string">
            <text:p>Alteração de dados das unidades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dades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7" office:value-type="string" calcext:value-type="string">
            <text:p>Listagem de dados das unidades</text:p>
          </table:table-cell>
          <table:table-cell table:style-name="ce7" office:value-type="string" calcext:value-type="string">
            <text:p>Apresentaç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dades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0" office:value-type="string" calcext:value-type="string">
            <text:p>Listagem de Pendências dos procediment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dencias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0" office:value-type="string" calcext:value-type="string">
            <text:p>Listagem de alteração no comportamento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dencias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0" office:value-type="string" calcext:value-type="string">
            <text:p>Listagem de cancelamento de punições 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dencias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10" office:value-type="string" calcext:value-type="string">
            <text:p>Listagem quantitativa de pendências dos procediment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dencias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0" office:value-type="string" calcext:value-type="string">
            <text:p>Listagem de prioritári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dencias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0" office:value-type="string" calcext:value-type="string">
            <text:p>Listagem total de procedimentos sobrestad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stados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0" office:value-type="string" calcext:value-type="string">
            <text:p>Listagem de ADL sobrestad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stados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0" office:value-type="string" calcext:value-type="string">
            <text:p>Listagem de CD sobrestad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stados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0" office:value-type="string" calcext:value-type="string">
            <text:p>Listagem de CJ sobrestad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stados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0" office:value-type="string" calcext:value-type="string">
            <text:p>Listagem de FATD sobrestad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stados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0" office:value-type="string" calcext:value-type="string">
            <text:p>Listagem de IT sobrestad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stados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0" office:value-type="string" calcext:value-type="string">
            <text:p>Listagem de Sindicancia sobrestad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style-name="ce7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brestados</text:p>
          </table:table-cell>
          <table:table-cell table:number-columns-repeated="1015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7" office:value-type="string" calcext:value-type="string">
            <text:p>Busca envolvido</text:p>
          </table:table-cell>
          <table:table-cell table:style-name="ce7" office:value-type="string" calcext:value-type="string">
            <text:p>Busca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</text:p>
          </table:table-cell>
          <table:table-cell office:value-type="string" calcext:value-type="string">
            <text:p>busca.envolvido</text:p>
          </table:table-cell>
          <table:table-cell office:value-type="string" calcext:value-type="string">
            <text:p>BuscaControlle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iciado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7" office:value-type="string" calcext:value-type="string">
            <text:p>busca em PDF envolvimento policiais</text:p>
          </table:table-cell>
          <table:table-cell table:style-name="ce7" office:value-type="string" calcext:value-type="string">
            <text:p>Busca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</text:p>
          </table:table-cell>
          <table:table-cell/>
          <table:table-cell office:value-type="string" calcext:value-type="string">
            <text:p>BuscaController</text:p>
          </table:table-cell>
          <table:table-cell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7" office:value-type="string" calcext:value-type="string">
            <text:p>Busca e listagem PM</text:p>
          </table:table-cell>
          <table:table-cell table:style-name="ce7" office:value-type="string" calcext:value-type="string">
            <text:p>Busca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</text:p>
          </table:table-cell>
          <table:table-cell office:value-type="string" calcext:value-type="string">
            <text:p>busca.pm</text:p>
          </table:table-cell>
          <table:table-cell office:value-type="string" calcext:value-type="string">
            <text:p>BuscaControlle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iciado</text:p>
          </table:table-cell>
          <table:table-cell table:number-columns-repeated="1010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7" office:value-type="string" calcext:value-type="string">
            <text:p>Busca de ofendido</text:p>
          </table:table-cell>
          <table:table-cell table:style-name="ce7" office:value-type="string" calcext:value-type="string">
            <text:p>Busca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</text:p>
          </table:table-cell>
          <table:table-cell office:value-type="string" calcext:value-type="string">
            <text:p>busca.ofendido</text:p>
          </table:table-cell>
          <table:table-cell office:value-type="string" calcext:value-type="string">
            <text:p>BuscaControlle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iciado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7" office:value-type="string" calcext:value-type="string">
            <text:p>Busca por nome em documentação</text:p>
          </table:table-cell>
          <table:table-cell table:style-name="ce7" office:value-type="string" calcext:value-type="string">
            <text:p>Busca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4"/>
          <table:table-cell office:value-type="string" calcext:value-type="string">
            <text:p>Busca</text:p>
          </table:table-cell>
          <table:table-cell/>
          <table:table-cell office:value-type="string" calcext:value-type="string">
            <text:p>BuscaController</text:p>
          </table:table-cell>
          <table:table-cell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7" office:value-type="string" calcext:value-type="string">
            <text:p>Busca em tramitação</text:p>
          </table:table-cell>
          <table:table-cell table:style-name="ce7" office:value-type="string" calcext:value-type="string">
            <text:p>Busca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ca</text:p>
          </table:table-cell>
          <table:table-cell/>
          <table:table-cell office:value-type="string" calcext:value-type="string">
            <text:p>BuscaController</text:p>
          </table:table-cell>
          <table:table-cell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7" office:value-type="string" calcext:value-type="string">
            <text:p>Movimentação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7" office:value-type="string" calcext:value-type="string">
            <text:p>Listagem de andamentos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Listagem de prazos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7" office:value-type="string" calcext:value-type="string">
            <text:p>Listagem de resultados</text:p>
          </table:table-cell>
          <table:table-cell table:style-name="ce7" office:value-type="string" calcext:value-type="string">
            <text:p>SA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7" office:value-type="string" calcext:value-type="string">
            <text:p>Busca ficha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office:value-type="string" calcext:value-type="string">
            <text:p>RF 191</text:p>
          </table:table-cell>
          <table:table-cell office:value-type="string" calcext:value-type="string">
            <text:p>RF 192</text:p>
          </table:table-cell>
          <table:table-cell office:value-type="string" calcext:value-type="string">
            <text:p>RF 193</text:p>
          </table:table-cell>
          <table:table-cell/>
          <table:table-cell office:value-type="string" calcext:value-type="string">
            <text:p>Iniciado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Listagem diligência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7" office:value-type="string" calcext:value-type="string">
            <text:p>Listagem procedimentos SAI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7" office:value-type="string" calcext:value-type="string">
            <text:p>Listagem trâmite COGER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7" office:value-type="string" calcext:value-type="string">
            <text:p>listagem tramitação OPM/OBM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7" office:value-type="string" calcext:value-type="string">
            <text:p>Listagem procedimento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7" office:value-type="string" calcext:value-type="string">
            <text:p>Listagem mudanças de comportamento e elogio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7" office:value-type="string" calcext:value-type="string">
            <text:p>Listagem histórico funcional de puniçõe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7" office:value-type="string" calcext:value-type="string">
            <text:p>Listagem de apresentaçõe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7" office:value-type="string" calcext:value-type="string">
            <text:p>Listagem de procedimentos outro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7" office:value-type="string" calcext:value-type="string">
            <text:p>Inserção de medalha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7" office:value-type="string" calcext:value-type="string">
            <text:p>Alteração de medalha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7" office:value-type="string" calcext:value-type="string">
            <text:p>Listagem de medalha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7" office:value-type="string" calcext:value-type="string">
            <text:p>Listagem de atestados médico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7" office:value-type="string" calcext:value-type="string">
            <text:p>Modo impressão ficha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7" office:value-type="string" calcext:value-type="string">
            <text:p>Inserção de boletins reservados de oficiai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7" office:value-type="string" calcext:value-type="string">
            <text:p>Alteração de boletins reservados de oficiai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7" office:value-type="string" calcext:value-type="string">
            <text:p>Listagem boletins reservados de oficiai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7" office:value-type="string" calcext:value-type="string">
            <text:p>Apagar boletins reservados de oficiais</text:p>
          </table:table-cell>
          <table:table-cell table:style-name="ce7" office:value-type="string" calcext:value-type="string">
            <text:p>FDI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I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7" office:value-type="string" calcext:value-type="string">
            <text:p>Listagem Excluídos</text:p>
          </table:table-cell>
          <table:table-cell table:style-name="ce7" office:value-type="string" calcext:value-type="string">
            <text:p>Excluí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ídos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7" office:value-type="string" calcext:value-type="string">
            <text:p>Alteração Excluídos</text:p>
          </table:table-cell>
          <table:table-cell table:style-name="ce7" office:value-type="string" calcext:value-type="string">
            <text:p>Excluí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ídos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7" office:value-type="string" calcext:value-type="string">
            <text:p>Listagem Punidos</text:p>
          </table:table-cell>
          <table:table-cell table:style-name="ce7" office:value-type="string" calcext:value-type="string">
            <text:p>Listar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r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7" office:value-type="string" calcext:value-type="string">
            <text:p>Listagem denunciados</text:p>
          </table:table-cell>
          <table:table-cell table:style-name="ce7" office:value-type="string" calcext:value-type="string">
            <text:p>Listar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r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7" office:value-type="string" calcext:value-type="string">
            <text:p>Comportamento</text:p>
          </table:table-cell>
          <table:table-cell table:style-name="ce7" office:value-type="string" calcext:value-type="string">
            <text:p>Listar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r</text:p>
          </table:table-cell>
          <table:table-cell table:number-columns-repeated="1015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7" office:value-type="string" calcext:value-type="string">
            <text:p>Respondendo</text:p>
          </table:table-cell>
          <table:table-cell table:style-name="ce7" office:value-type="string" calcext:value-type="string">
            <text:p>Listar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r</text:p>
          </table:table-cell>
          <table:table-cell table:number-columns-repeated="1015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7" office:value-type="string" calcext:value-type="string">
            <text:p>Restrições</text:p>
          </table:table-cell>
          <table:table-cell table:style-name="ce7" office:value-type="string" calcext:value-type="string">
            <text:p>Listar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r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7" office:value-type="string" calcext:value-type="string">
            <text:p>Excluídos</text:p>
          </table:table-cell>
          <table:table-cell table:style-name="ce7" office:value-type="string" calcext:value-type="string">
            <text:p>Listar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r</text:p>
          </table:table-cell>
          <table:table-cell table:number-columns-repeated="1015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7" office:value-type="string" calcext:value-type="string">
            <text:p>Elogios</text:p>
          </table:table-cell>
          <table:table-cell table:style-name="ce7" office:value-type="string" calcext:value-type="string">
            <text:p>Listar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ar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7" office:value-type="string" calcext:value-type="string">
            <text:p>Relatório quantitativo de procedimentos Unidade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orios</text:p>
          </table:table-cell>
          <table:table-cell table:number-columns-repeated="1015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7" office:value-type="string" calcext:value-type="string">
            <text:p>Relatório quantitativo de procedimentos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orios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7" office:value-type="string" calcext:value-type="string">
            <text:p>Relatório quantitativo de procedimentos – postos/grad</text:p>
          </table:table-cell>
          <table:table-cell table:style-name="ce7" office:value-type="string" calcext:value-type="string">
            <text:p>Pendência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orios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7" office:value-type="string" calcext:value-type="string">
            <text:p>Geração relatório Encarregado</text:p>
          </table:table-cell>
          <table:table-cell table:style-name="ce7" office:value-type="string" calcext:value-type="string">
            <text:p>Relatório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orios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7" office:value-type="string" calcext:value-type="string">
            <text:p>Documento padrão intimação de PM</text:p>
          </table:table-cell>
          <table:table-cell table:style-name="ce7" office:value-type="string" calcext:value-type="string">
            <text:p>Relatório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orios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7" office:value-type="string" calcext:value-type="string">
            <text:p>Relatório defensores</text:p>
          </table:table-cell>
          <table:table-cell table:style-name="ce7" office:value-type="string" calcext:value-type="string">
            <text:p>Relatório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Relatorios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7" office:value-type="string" calcext:value-type="string">
            <text:p>Relatório quantitativo ofendidos</text:p>
          </table:table-cell>
          <table:table-cell table:style-name="ce7" office:value-type="string" calcext:value-type="string">
            <text:p>Relatório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orios</text:p>
          </table:table-cell>
          <table:table-cell table:number-columns-repeated="1015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7" office:value-type="string" calcext:value-type="string">
            <text:p>Listagem envolvimento policiais</text:p>
          </table:table-cell>
          <table:table-cell table:style-name="ce7" office:value-type="string" calcext:value-type="string">
            <text:p>Relatórios</text:p>
          </table:table-cell>
          <table:table-cell table:content-validation-name="val1" office:value-type="string" calcext:value-type="string">
            <text:p>Importa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tegrados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Reintegra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tegrados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Reintegra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tegrados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Reintegra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tegrados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Reintegrado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pensão</text:p>
          </table:table-cell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7" office:value-type="string" calcext:value-type="string">
            <text:p>Inserção</text:p>
          </table:table-cell>
          <table:table-cell table:style-name="ce7" office:value-type="string" calcext:value-type="string">
            <text:p>Suspen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pensão</text:p>
          </table:table-cell>
          <table:table-cell table:number-columns-repeated="1015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7" office:value-type="string" calcext:value-type="string">
            <text:p>Alteração</text:p>
          </table:table-cell>
          <table:table-cell table:style-name="ce7" office:value-type="string" calcext:value-type="string">
            <text:p>Suspen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pensão</text:p>
          </table:table-cell>
          <table:table-cell table:number-columns-repeated="1015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7" office:value-type="string" calcext:value-type="string">
            <text:p>Listagem</text:p>
          </table:table-cell>
          <table:table-cell table:style-name="ce7" office:value-type="string" calcext:value-type="string">
            <text:p>Suspen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pensão</text:p>
          </table:table-cell>
          <table:table-cell table:number-columns-repeated="1015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7" office:value-type="string" calcext:value-type="string">
            <text:p>Apagar</text:p>
          </table:table-cell>
          <table:table-cell table:style-name="ce7" office:value-type="string" calcext:value-type="string">
            <text:p>Suspensão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</text:p>
          </table:table-cell>
          <table:table-cell table:number-columns-repeated="1015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7" office:value-type="string" calcext:value-type="string">
            <text:p>Dowload manual do usuário</text:p>
          </table:table-cell>
          <table:table-cell table:style-name="ce7" office:value-type="string" calcext:value-type="string">
            <text:p>Ajud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</text:p>
          </table:table-cell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7" office:value-type="string" calcext:value-type="string">
            <text:p>Alteração de senha</text:p>
          </table:table-cell>
          <table:table-cell table:style-name="ce7" office:value-type="string" calcext:value-type="string">
            <text:p>Ajud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</text:p>
          </table:table-cell>
          <table:table-cell office:value-type="string" calcext:value-type="string">
            <text:p>administracao.usuarios.passedit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7" office:value-type="string" calcext:value-type="string">
            <text:p>Links uteis para IT</text:p>
          </table:table-cell>
          <table:table-cell table:style-name="ce7" office:value-type="string" calcext:value-type="string">
            <text:p>Ajuda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juda</text:p>
          </table:table-cell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7" office:value-type="string" calcext:value-type="string">
            <text:p>Acessos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acessos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LogAcessos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7" office:value-type="string" calcext:value-type="string">
            <text:p>Bloqueios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bloqueios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LogBlock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7" office:value-type="string" calcext:value-type="string">
            <text:p>ADL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adl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7" office:value-type="string" calcext:value-type="string">
            <text:p>APFD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apfd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7" office:value-type="string" calcext:value-type="string">
            <text:p>CJ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cj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cd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IT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it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ISO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iso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7" office:value-type="string" calcext:value-type="string">
            <text:p>FATD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fatd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7" office:value-type="string" calcext:value-type="string">
            <text:p>PAD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pad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7" office:value-type="string" calcext:value-type="string">
            <text:p>Sindicância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sindicancia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7" office:value-type="string" calcext:value-type="string">
            <text:p>SAI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sai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7" office:value-type="string" calcext:value-type="string">
            <text:p>Proc. Outros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proc_outros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5">
          <table:table-cell office:value-type="float" office:value="262" calcext:value-type="float">
            <text:p>262</text:p>
          </table:table-cell>
          <table:table-cell table:style-name="ce12" office:value-type="string" calcext:value-type="string">
            <text:p>Consulta PM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ão registra a busca, apenas visualizações</text:p>
          </table:table-cell>
          <table:table-cell table:number-columns-repeated="1010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2" office:value-type="string" calcext:value-type="string">
            <text:p>FDI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fdi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2" office:value-type="string" calcext:value-type="string">
            <text:p>Notas COGER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nota_coger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2" office:value-type="string" calcext:value-type="string">
            <text:p>Apresentações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apresentacoes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2" office:value-type="string" calcext:value-type="string">
            <text:p>Locais de apresentação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locais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2" office:value-type="string" calcext:value-type="string">
            <text:p>E-mail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email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2" office:value-type="string" calcext:value-type="string">
            <text:p>Apagados</text:p>
          </table:table-cell>
          <table:table-cell table:style-name="ce7" office:value-type="string" calcext:value-type="string">
            <text:p>LOGS</text:p>
          </table:table-cell>
          <table:table-cell table:content-validation-name="val1" office:value-type="string" calcext:value-type="string">
            <text:p>Essencial</text:p>
          </table:table-cell>
          <table:table-cell table:style-name="ce7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logs.apagados</text:p>
          </table:table-cell>
          <table:table-cell office:value-type="string" calcext:value-type="string">
            <text:p>LogController</text:p>
          </table:table-cell>
          <table:table-cell office:value-type="string" calcext:value-type="string">
            <text:p>ActivityLog</text:p>
          </table:table-cell>
          <table:table-cell/>
          <table:table-cell office:value-type="string" calcext:value-type="string">
            <text:p>Falta Validar</text:p>
          </table:table-cell>
          <table:table-cell table:number-columns-repeated="1010"/>
        </table:table-row>
        <table:table-row table:style-name="ro2" table:number-rows-repeated="2">
          <table:table-cell/>
          <table:table-cell table:style-name="ce7" table:number-columns-repeated="8"/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5">
          <table:table-cell/>
          <table:table-cell table:style-name="ce7" table:number-columns-repeated="8"/>
          <table:table-cell table:number-columns-repeated="1015"/>
        </table:table-row>
        <table:table-row table:style-name="ro2" table:number-rows-repeated="10482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1">
        <table:table-column table:style-name="co15" table:default-cell-style-name="Default"/>
        <table:table-row table:style-name="ro2">
          <table:table-cell office:value-type="string" calcext:value-type="string">
            <text:p>Essencial</text:p>
          </table:table-cell>
        </table:table-row>
        <table:table-row table:style-name="ro2">
          <table:table-cell office:value-type="string" calcext:value-type="string">
            <text:p>Importante</text:p>
          </table:table-cell>
        </table:table-row>
        <table:table-row table:style-name="ro2">
          <table:table-cell office:value-type="string" calcext:value-type="string">
            <text:p>Desejá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05:46:46.4475065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5:57:00.722169457</meta:creation-date>
    <meta:generator>LibreOffice/6.0.3.2$Linux_X86_64 LibreOffice_project/00m0$Build-2</meta:generator>
    <dc:date>2018-06-21T06:01:14.567629395</dc:date>
    <meta:editing-duration>PT1H54M1S</meta:editing-duration>
    <meta:editing-cycles>15</meta:editing-cycles>
    <meta:document-statistic meta:table-count="2" meta:cell-count="1865" meta:object-count="0"/>
  </office:meta>
</office:document-meta>
</file>